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54de23" officeooo:paragraph-rsid="0054de23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weight="bold" officeooo:paragraph-rsid="00677929" style:font-weight-asian="bold" style:font-weight-complex="bold"/>
    </style:style>
    <style:style style:name="P3" style:family="paragraph" style:parent-style-name="Text_20_body">
      <style:text-properties style:font-name="Liberation Sans" fo:font-style="italic" officeooo:rsid="00677929" officeooo:paragraph-rsid="00683908" style:font-style-asian="italic" style:font-style-complex="italic"/>
    </style:style>
    <style:style style:name="P4" style:family="paragraph" style:parent-style-name="Text_20_body">
      <style:text-properties style:font-name="Arial1" officeooo:paragraph-rsid="005abdb1"/>
    </style:style>
    <style:style style:name="P5" style:family="paragraph" style:parent-style-name="Text_20_body">
      <style:text-properties style:font-name="Arial1" officeooo:rsid="006da595" officeooo:paragraph-rsid="006da595"/>
    </style:style>
    <style:style style:name="P6" style:family="paragraph" style:parent-style-name="Text_20_body">
      <style:text-properties style:font-name="Arial1" fo:font-style="italic" officeooo:rsid="00677929" officeooo:paragraph-rsid="0068fd7f" style:font-style-asian="italic" style:font-style-complex="italic"/>
    </style:style>
    <style:style style:name="P7" style:family="paragraph" style:parent-style-name="Text_20_body">
      <style:text-properties style:font-name="Arial1" fo:font-weight="bold" officeooo:paragraph-rsid="00677929" style:font-weight-asian="bold" style:font-weight-complex="bold"/>
    </style:style>
    <style:style style:name="P8" style:family="paragraph" style:parent-style-name="Text_20_body">
      <style:text-properties officeooo:rsid="005c6bac" officeooo:paragraph-rsid="005c6bac"/>
    </style:style>
    <style:style style:name="P9" style:family="paragraph" style:parent-style-name="Text_20_body">
      <style:text-properties officeooo:rsid="005e44f3" officeooo:paragraph-rsid="005e44f3"/>
    </style:style>
    <style:style style:name="P10" style:family="paragraph" style:parent-style-name="Text_20_body">
      <style:text-properties officeooo:paragraph-rsid="005abdb1"/>
    </style:style>
    <style:style style:name="P11" style:family="paragraph" style:parent-style-name="Text_20_body">
      <style:text-properties officeooo:paragraph-rsid="005abdb1"/>
    </style:style>
    <style:style style:name="P12" style:family="paragraph" style:parent-style-name="Text_20_body">
      <style:text-properties officeooo:rsid="00728868" officeooo:paragraph-rsid="0073bc59"/>
    </style:style>
    <style:style style:name="P13" style:family="paragraph" style:parent-style-name="Text_20_body">
      <style:text-properties officeooo:rsid="0073bc59" officeooo:paragraph-rsid="0073bc59"/>
    </style:style>
    <style:style style:name="P14" style:family="paragraph" style:parent-style-name="Text_20_body">
      <style:text-properties fo:font-weight="bold" officeooo:rsid="0073bc59" officeooo:paragraph-rsid="0073bc59" style:font-weight-asian="bold" style:font-weight-complex="bold"/>
    </style:style>
    <style:style style:name="P15" style:family="paragraph" style:parent-style-name="Text_20_body">
      <style:text-properties fo:font-weight="normal" officeooo:rsid="00728868" officeooo:paragraph-rsid="0073bc59" style:font-weight-asian="normal" style:font-weight-complex="normal"/>
    </style:style>
    <style:style style:name="P16" style:family="paragraph" style:parent-style-name="Text_20_body" style:list-style-name="L1">
      <style:text-properties officeooo:paragraph-rsid="0073bc59"/>
    </style:style>
    <style:style style:name="P17" style:family="paragraph" style:parent-style-name="Heading_20_2">
      <style:text-properties style:font-name="Arial1"/>
    </style:style>
    <style:style style:name="P18" style:family="paragraph" style:parent-style-name="Heading_20_1">
      <style:text-properties style:font-name="Arial1" officeooo:rsid="005c6bac" officeooo:paragraph-rsid="005c6bac"/>
    </style:style>
    <style:style style:name="P19" style:family="paragraph" style:parent-style-name="Heading_20_1">
      <style:text-properties style:font-name="Arial1" officeooo:paragraph-rsid="005abdb1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3bc59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officeooo:rsid="00728868"/>
    </style:style>
    <style:style style:name="T6" style:family="text">
      <style:text-properties officeooo:rsid="0073bc5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280_4201635039" text:style-name="Index_20_Link" text:visited-style-name="Index_20_Link"><text:s/>1 <text:s/>Setting up Raspberry pi B+ board<text:tab/>1</text:a></text:p>
          <text:p text:style-name="P21"><text:a xlink:type="simple" xlink:href="#__RefHeading___Toc24_736244318" text:style-name="Index_20_Link" text:visited-style-name="Index_20_Link"><text:s/>1.1 <text:s/>Yocto based setup<text:tab/>1</text:a></text:p>
          <text:p text:style-name="P21"><text:a xlink:type="simple" xlink:href="#__RefHeading___Toc26_736244318" text:style-name="Index_20_Link" text:visited-style-name="Index_20_Link"><text:s/>1.2 <text:s/>Raspbian<text:tab/>1</text:a></text:p>
          <text:p text:style-name="P21"><text:a xlink:type="simple" xlink:href="#__RefHeading___Toc28_736244318" text:style-name="Index_20_Link" text:visited-style-name="Index_20_Link"><text:s/>1.3 <text:s/>Ubuntu Mate<text:tab/>1</text:a></text:p>
          <text:p text:style-name="P20"><text:a xlink:type="simple" xlink:href="#__RefHeading___Toc30_736244318" text:style-name="Index_20_Link" text:visited-style-name="Index_20_Link"><text:s/>2 <text:s/>V4l2 based image capture<text:tab/>1</text:a></text:p>
          <text:p text:style-name="P21"><text:a xlink:type="simple" xlink:href="#__RefHeading___Toc147_1631780699" text:style-name="Index_20_Link" text:visited-style-name="Index_20_Link"><text:s/>2.1 <text:s/>c++ based motion detection<text:tab/>1</text:a></text:p>
          <text:p text:style-name="P20"><text:a xlink:type="simple" xlink:href="#__RefHeading___Toc19_736244318" text:style-name="Index_20_Link" text:visited-style-name="Index_20_Link"><text:s/>3 <text:s/>Motion based image capture (In Progress)<text:tab/>1</text:a></text:p>
          <text:p text:style-name="P21"><text:a xlink:type="simple" xlink:href="#__RefHeading___Toc149_1631780699" text:style-name="Index_20_Link" text:visited-style-name="Index_20_Link"><text:s/>3.1 <text:s/>Reference<text:tab/>2</text:a></text:p>
          <text:p text:style-name="P21"><text:a xlink:type="simple" xlink:href="#__RefHeading___Toc151_1631780699" text:style-name="Index_20_Link" text:visited-style-name="Index_20_Link"><text:s/>3.2 <text:s/>Dependency installation<text:tab/>2</text:a></text:p>
        </text:index-body>
      </text:table-of-content>
      <text:p text:style-name="P1"/>
      <text:h text:style-name="P18" text:outline-level="1"><text:bookmark-start text:name="__RefHeading___Toc280_4201635039"/>Setting up Raspberry pi B+ board <text:bookmark-end text:name="__RefHeading___Toc280_4201635039"/></text:h>
      <text:h text:style-name="P17" text:outline-level="2"><text:bookmark-start text:name="__RefHeading___Toc24_736244318"/>Yocto based setup<text:bookmark-end text:name="__RefHeading___Toc24_736244318"/></text:h>
      <text:p text:style-name="P8"><text:a xlink:type="simple" xlink:href="https://jumpnowtek.com/rpi/Raspberry-Pi-Systems-with-Yocto.html" text:style-name="Internet_20_link" text:visited-style-name="Visited_20_Internet_20_Link"><text:span text:style-name="T3">https://jumpnowtek.com/rpi/Raspberry-Pi-Systems-with-Yocto.html</text:span></text:a></text:p>
      <text:h text:style-name="P17" text:outline-level="2"><text:bookmark-start text:name="__RefHeading___Toc26_736244318"/>Raspbian<text:bookmark-end text:name="__RefHeading___Toc26_736244318"/></text:h>
      <text:p text:style-name="P8"><text:a xlink:type="simple" xlink:href="https://www.raspberrypi.org/downloads/raspbian/" text:style-name="Internet_20_link" text:visited-style-name="Visited_20_Internet_20_Link"><text:span text:style-name="T3">https://www.raspberrypi.org/downloads/raspbian/</text:span></text:a></text:p>
      <text:h text:style-name="P17" text:outline-level="2"><text:bookmark-start text:name="__RefHeading___Toc28_736244318"/>Ubuntu Mate<text:bookmark-end text:name="__RefHeading___Toc28_736244318"/></text:h>
      <text:p text:style-name="P9"><text:a xlink:type="simple" xlink:href="https://ubuntu-mate.org/raspberry-pi/" text:style-name="Internet_20_link" text:visited-style-name="Visited_20_Internet_20_Link"><text:span text:style-name="T3">https://ubuntu-mate.org/raspberry-pi/</text:span></text:a></text:p>
      <text:h text:style-name="P18" text:outline-level="1"><text:bookmark-start text:name="__RefHeading___Toc30_736244318"/>V4l2 based image capture <text:bookmark-end text:name="__RefHeading___Toc30_736244318"/></text:h>
      <text:p text:style-name="P10"><text:a xlink:type="simple" xlink:href="https://github.com/Josh-Larson/CameraBoardAPI" text:style-name="Internet_20_link" text:visited-style-name="Visited_20_Internet_20_Link"><text:span text:style-name="T3">https://github.com/Josh-Larson/CameraBoardAPI</text:span></text:a></text:p>
      <text:h text:style-name="Heading_20_2" text:outline-level="2"><text:bookmark-start text:name="__RefHeading___Toc147_1631780699"/>c++ based motion detection<text:bookmark-end text:name="__RefHeading___Toc147_1631780699"/></text:h>
      <text:p text:style-name="P13"><text:span text:style-name="T1">Source code</text:span></text:p>
      <text:p text:style-name="P15"><text:span text:style-name="T6">https://github.com/vsrgm/lib/tree/master/OpenCV/sub</text:span></text:p>
      <text:p text:style-name="P12"><text:span text:style-name="T2">Dependency</text:span></text:p>
      <text:p text:style-name="P12">sudo apt-get install libopencv-dev</text:p>
      <text:p text:style-name="P14">Reference</text:p>
      <text:list xml:id="list3911008409" text:style-name="L1">
        <text:list-item>
          <text:p text:style-name="P16"><text:a xlink:type="simple" xlink:href="https://docs.opencv.org/2.4/doc/tutorials/introduction/load_save_image/load_save_image.html" text:style-name="Internet_20_link" text:visited-style-name="Visited_20_Internet_20_Link"><text:span text:style-name="T6">https://docs.opencv.org/2.4/doc/tutorials/introduction/load_save_image/load_save_image.html</text:span></text:a></text:p>
        </text:list-item>
        <text:list-item>
          <text:p text:style-name="P16"><text:a xlink:type="simple" xlink:href="https://milq.github.io/install-opencv-ubuntu-debian/" text:style-name="Internet_20_link" text:visited-style-name="Visited_20_Internet_20_Link">https://milq.github.io/install-opencv-ubuntu-debian/</text:a></text:p>
        </text:list-item>
      </text:list>
      <text:h text:style-name="P19" text:outline-level="1"><text:bookmark-start text:name="__RefHeading___Toc19_736244318"/><text:soft-page-break/>Motion based image capture <text:span text:style-name="T5">(In Progress)</text:span><text:bookmark-end text:name="__RefHeading___Toc19_736244318"/></text:h>
      <text:p text:style-name="P10"><text:a xlink:type="simple" xlink:href="https://www.pyimagesearch.com/2015/06/01/home-surveillance-and-motion-detection-with-the-raspberry-pi-python-and-opencv/" text:style-name="Internet_20_link" text:visited-style-name="Visited_20_Internet_20_Link"><text:span text:style-name="T3">https://www.pyimagesearch.com/2015/06/01/home-surveillance-and-motion-detection-with-the-raspberry-pi-python-and-opencv/</text:span></text:a></text:p>
      <text:p text:style-name="P4">python3 pi_surveillance.py --conf conf.json</text:p>
      <text:h text:style-name="P17" text:outline-level="2"><text:bookmark-start text:name="__RefHeading___Toc149_1631780699"/>Reference<text:bookmark-end text:name="__RefHeading___Toc149_1631780699"/></text:h>
      <text:p text:style-name="P5">https://www.pyimagesearch.com/2015/12/14/installing-opencv-on-your-raspberry-pi-zero/</text:p>
      <text:h text:style-name="P17" text:outline-level="2"><text:bookmark-start text:name="__RefHeading___Toc151_1631780699"/>Dependency installation<text:bookmark-end text:name="__RefHeading___Toc151_1631780699"/></text:h>
      <text:p text:style-name="P3"><text:span text:style-name="Source_20_Text"><text:span text:style-name="T4">sudo apt-get install libatlas-base-dev</text:span></text:span></text:p>
      <text:p text:style-name="P3"><text:span text:style-name="Source_20_Text"><text:span text:style-name="T4">sudo pip3 install dropbox</text:span></text:span></text:p>
      <text:p text:style-name="P3"><text:span text:style-name="Source_20_Text"><text:span text:style-name="T4">sudo apt-get install libjasper-dev</text:span></text:span></text:p>
      <text:p text:style-name="P3"><text:span text:style-name="Source_20_Text"><text:span text:style-name="T4">sudo apt-get install libqtgui4</text:span></text:span></text:p>
      <text:p text:style-name="P3"><text:span text:style-name="Source_20_Text"><text:span text:style-name="T4">sudo apt-get install python3-pyqt5</text:span></text:span></text:p>
      <text:p text:style-name="P3"><text:span text:style-name="Source_20_Text"><text:span text:style-name="T4">sudo apt install libqt4-test</text:span></text:span></text:p>
      <text:p text:style-name="P6"/>
      <text:p text:style-name="P2"><text:span text:style-name="Source_20_Text"><text:span text:style-name="T3"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0:38:02.589473570</meta:creation-date>
    <dc:date>2018-10-28T18:59:12.023188682</dc:date>
    <meta:editing-duration>PT4H50M15S</meta:editing-duration>
    <meta:editing-cycles>79</meta:editing-cycles>
    <meta:generator>LibreOffice/6.0.6.2$Linux_X86_64 LibreOffice_project/00m0$Build-2</meta:generator>
    <dc:title>Learning and shortcuts</dc:title>
    <meta:document-statistic meta:table-count="0" meta:image-count="0" meta:object-count="0" meta:page-count="2" meta:paragraph-count="39" meta:word-count="136" meta:character-count="1395" meta:non-whitespace-character-count="1272"/>
  </office:meta>
</office:document-meta>
</file>